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Size (1-10)</text:p>
          </table:table-cell>
          <table:table-cell table:style-name="ce1" office:value-type="string" calcext:value-type="string">
            <text:p>Weight (1-10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epends 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 should see a view that corresponds to car orientatio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ain feature, others pointless without</text:p>
          </table:table-cell>
          <table:table-cell/>
        </table:table-row>
        <table:table-row table:style-name="ro1">
          <table:table-cell office:value-type="string" calcext:value-type="string">
            <text:p>User should see an acceleration gaug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should see gauges for their orient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should see a velocity gauge (mock data)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should see accurate velocity on the gaug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rge size, because there will be unexpected troubles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string" calcext:value-type="string">
            <text:p>User should be able to turn the car on or off at wi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should be able to control rotation velocity, not just absolute degree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orker</text:p>
          </table:table-cell>
        </table:table-row>
        <table:table-row table:style-name="ro1">
          <table:table-cell office:value-type="string" calcext:value-type="string">
            <text:p>User should be able to toggle a help window with contr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should be able to orient car opposite to spe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2:28:56.229199814</meta:creation-date>
    <dc:date>2022-06-08T15:52:16.488887280</dc:date>
    <meta:editing-duration>PT2H51M9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